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28.27mm"/>
    </style:style>
    <style:style style:name="co4" style:family="table-column">
      <style:table-column-properties fo:break-before="auto" style:column-width="91.58mm"/>
    </style:style>
    <style:style style:name="co5" style:family="table-column">
      <style:table-column-properties fo:break-before="auto" style:column-width="95.59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99pt solid #000000"/>
    </style:style>
    <style:style style:name="ce3" style:family="table-cell" style:parent-style-name="Default">
      <style:table-cell-properties fo:background-color="#ffff66" fo:border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99pt solid #000000"/>
      <style:text-properties fo:color="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dddddd" fo:border="0.99pt solid #000000"/>
      <style:text-properties fo:color="#000000"/>
    </style:style>
    <style:style style:name="ce8" style:family="table-cell" style:parent-style-name="Default">
      <style:table-cell-properties fo:background-color="transparent" fo:border="0.99pt solid #000000"/>
      <style:text-properties fo:color="#000000"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 fo:border="0.99pt solid #000000"/>
      <style:text-properties fo:color="#000000" style:font-name="Liberation Serif" fo:language="en" fo:country="none" style:font-name-asian="Calibri" style:language-asian="hi" style:country-asian="IN" style:font-name-complex="DejaVu Sans" style:font-size-complex="6.80000019073486pt" style:language-complex="en" style:country-complex="US"/>
    </style:style>
    <style:style style:name="ce10" style:family="table-cell" style:parent-style-name="Default">
      <style:table-cell-properties fo:background-color="transparent" fo:border="0.99pt solid #000000"/>
      <style:text-properties style:use-window-font-color="true" style:font-name="Liberation Serif" fo:language="en" fo:country="none" style:font-name-asian="Calibri" style:language-asian="hi" style:country-asian="IN" style:font-name-complex="DejaVu Sans" style:font-size-complex="6.80000019073486pt" style:language-complex="en" style:country-complex="US"/>
    </style:style>
    <style:style style:name="ce11" style:family="table-cell" style:parent-style-name="Default">
      <style:table-cell-properties fo:background-color="#dddddd" fo:border="0.99pt solid #000000"/>
      <style:text-properties style:use-window-font-color="true" style:font-name="Liberation Serif" fo:language="en" fo:country="none" style:font-name-asian="Calibri" style:language-asian="hi" style:country-asian="IN" style:font-name-complex="DejaVu Sans" style:font-size-complex="6.80000019073486pt" style:language-complex="en" style:country-complex="US"/>
    </style:style>
    <style:style style:name="ce12" style:family="table-cell" style:parent-style-name="Default">
      <style:table-cell-properties fo:background-color="#cccccc" fo:border="0.99pt solid #000000"/>
      <style:text-properties fo:color="#000000" style:text-outline="false" style:text-line-through-style="none" style:text-line-through-type="none" style:font-name="Liberation Serif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fo:border="0.99pt solid #000000"/>
      <style:text-properties fo:color="#000000" style:text-outline="false" style:text-line-through-style="none" style:text-line-through-type="none" style:font-name="Liberation Serif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border="0.99pt solid #000000"/>
      <style:text-properties fo:color="#000000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cc00" fo:border="0.99pt solid #000000"/>
      <style:text-properties fo:color="#000000"/>
    </style:style>
    <style:style style:name="ce17" style:family="table-cell" style:parent-style-name="Default">
      <style:table-cell-properties fo:background-color="transparent" fo:border="0.99pt solid #000000"/>
      <style:text-properties fo:color="#000000" style:font-name="Liberation Serif1"/>
    </style:style>
    <style:style style:name="ce18" style:family="table-cell" style:parent-style-name="Default">
      <style:table-cell-properties fo:background-color="transparent" fo:border="0.99pt solid #000000"/>
      <style:text-properties fo:color="#000000" style:font-name="Liberation Serif1" fo:font-size="10pt" fo:language="en" fo:country="none" style:font-name-asian="Calibri" style:font-size-asian="10pt" style:language-asian="hi" style:country-asian="IN" style:font-name-complex="DejaVu Sans" style:font-size-complex="10pt" style:language-complex="en" style:country-complex="US"/>
    </style:style>
    <style:style style:name="ce19" style:family="table-cell" style:parent-style-name="Default">
      <style:table-cell-properties fo:background-color="transparent" fo:border="0.99pt solid #000000"/>
      <style:text-properties fo:color="#000000" style:font-name="Liberation Serif1" fo:language="en" fo:country="none" style:font-name-asian="Calibri" style:language-asian="hi" style:country-asian="IN" style:font-name-complex="DejaVu Sans" style:language-complex="en" style:country-complex="US"/>
    </style:style>
    <style:style style:name="ce20" style:family="table-cell" style:parent-style-name="Default">
      <style:table-cell-properties fo:background-color="transparent" fo:border="0.99pt solid #000000"/>
      <style:text-properties fo:color="#000000" style:font-name="Liberation Sans" fo:font-size="10pt" fo:language="en" fo:country="none" style:font-name-asian="Calibri" style:font-size-asian="10pt" style:language-asian="hi" style:country-asian="IN" style:font-name-complex="DejaVu Sans" style:font-size-complex="10pt" style:language-complex="en" style:country-complex="US"/>
    </style:style>
    <style:style style:name="ce21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ans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erif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99pt solid #000000"/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border="0.99pt solid #000000"/>
      <style:text-properties style:font-name="Liberation Sans"/>
    </style:style>
    <style:style style:name="ce25" style:family="table-cell" style:parent-style-name="Default">
      <style:table-cell-properties fo:background-color="#ffcc00" fo:border="0.99pt solid #000000"/>
    </style:style>
    <style:style style:name="ce26" style:family="table-cell" style:parent-style-name="Default">
      <style:table-cell-properties fo:background-color="transparent" fo:wrap-option="no-wrap" fo:border="0.99pt solid #000000" style:vertical-align="top"/>
      <style:text-properties fo:color="#000000" fo:font-size="12pt"/>
    </style:style>
    <style:style style:name="ce27" style:family="table-cell" style:parent-style-name="Default">
      <style:table-cell-properties fo:background-color="transparent" fo:border="0.99pt solid #000000"/>
      <style:text-properties fo:color="#000000" style:font-name="Liberation Sans" fo:language="en" fo:country="IN" style:font-name-asian="Noto Sans CJK SC Regular" style:language-asian="zh" style:country-asian="CN" style:font-name-complex="FreeSans" style:language-complex="hi" style:country-complex="IN"/>
    </style:style>
    <style:style style:name="ce28" style:family="table-cell" style:parent-style-name="Default">
      <style:table-cell-properties fo:background-color="transparent" fo:border="0.99pt solid #000000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ackground-color="transparent" fo:border="0.99pt solid #000000"/>
      <style:text-properties fo:color="#000000" style:font-name="Liberation Serif1" fo:font-size="10.5pt" style:font-size-asian="10.5pt" style:font-size-complex="10.5pt"/>
    </style:style>
    <style:style style:name="ce30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erif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 fo:border="0.99pt solid #000000" style:vertical-align="top"/>
      <style:text-properties fo:color="#000000"/>
    </style:style>
    <style:style style:name="ce32" style:family="table-cell" style:parent-style-name="Default">
      <style:table-cell-properties fo:background-color="transparent" fo:border="0.99pt solid #000000"/>
      <style:text-properties fo:color="#000000" style:font-name="Liberation Serif1" style:font-name-asian="Noto Sans CJK SC Regular" style:font-name-complex="FreeSans"/>
    </style:style>
    <style:style style:name="ce33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erif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99pt solid #000000"/>
      <style:text-properties fo:color="#000000"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transparent" fo:border="0.99pt solid #000000"/>
      <style:text-properties fo:color="#000000" style:font-name="Liberation Sans" fo:font-size="10pt" style:font-name-asian="Noto Sans CJK SC Regular" style:font-size-asian="10pt" style:font-name-complex="FreeSans" style:font-size-complex="10pt"/>
    </style:style>
    <style:style style:name="ce37" style:family="table-cell" style:parent-style-name="Default">
      <style:table-cell-properties fo:background-color="transparent" fo:border="0.99pt solid #000000"/>
      <style:text-properties fo:color="#000000" style:font-name="Liberation Sans" fo:font-size="10pt" fo:language="none" fo:country="none" style:font-name-asian="Calibri" style:font-size-asian="10pt" style:language-asian="none" style:country-asian="none" style:font-name-complex="DejaVu Sans" style:font-size-complex="10pt" style:language-complex="en" style:country-complex="US"/>
    </style:style>
    <style:style style:name="ce38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border="0.99pt solid #000000"/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99pt solid #000000"/>
      <style:text-properties fo:color="#000000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99" fo:border="0.99pt solid #000000"/>
      <style:text-properties fo:font-weight="bold" style:font-weight-asian="bold" style:font-weight-complex="bold"/>
    </style:style>
    <style:style style:name="T1" style:family="text">
      <style:text-properties fo:font-size="10pt" style:letter-kerning="true" fo:country="none" style:country-asian="none" style:font-name-asian="Calibri" style:font-size-asian="12pt"/>
    </style:style>
    <style:style style:name="T2" style:family="text">
      <style:text-properties fo:color="#000000" fo:font-size="10pt" style:letter-kerning="true" fo:country="none" style:country-asian="none" style:font-name-asian="Calibri" style:font-size-asian="12pt"/>
    </style:style>
    <style:style style:name="T3" style:family="text">
      <style:text-properties fo:color="#000000" fo:font-size="12pt" style:letter-kerning="true" fo:country="none" style:country-asian="none" style:font-name-asian="Calibri" style:font-size-asian="10pt"/>
    </style:style>
    <style:style style:name="T4" style:family="text">
      <style:text-properties fo:color="#000000" style:letter-kerning="true" fo:country="none" style:country-asian="none" style:font-name-asian="Calibri" fo:font-size="10pt" style:font-size-asian="12pt"/>
    </style:style>
    <style:style style:name="T5" style:family="text">
      <style:text-properties fo:color="#663300"/>
    </style:style>
    <style:style style:name="T6" style:family="text">
      <style:text-properties fo:color="#000000"/>
    </style:style>
    <style:style style:name="T7" style:family="text">
      <style:text-properties fo:color="#800000"/>
    </style:style>
    <style:style style:name="T8" style:family="text">
      <style:text-properties fo:color="#000000" style:letter-kerning="true" fo:country="none" style:country-asian="none" style:font-name-asian="Calibri" style:font-size-asian="10pt"/>
    </style:style>
    <style:style style:name="T9" style:family="text">
      <style:text-properties fo:color="#000000" fo:font-size="10pt" style:letter-kerning="true" fo:country="none" style:country-asian="none" style:font-name-asian="Calibri" style:font-size-asian="10pt"/>
    </style:style>
    <style:style style:name="T10" style:family="text">
      <style:text-properties fo:color="#000000" style:letter-kerning="true" fo:country="none" style:country-asian="none" style:font-name-asian="Calibri" style:font-size-asian="10pt" fo:font-size="10pt"/>
    </style:style>
    <style:style style:name="T11" style:family="text">
      <style:text-properties fo:color="#000000" fo:font-size="10pt" style:letter-kerning="true" fo:country="none" style:country-asian="none" style:font-name-asian="Calibri" style:font-size-asian="10pt" style:font-size-complex="10pt"/>
    </style:style>
    <style:style style:name="T12" style:family="text">
      <style:text-properties fo:color="#000000" style:letter-kerning="true" fo:country="none" style:country-asian="none" style:font-name-asian="Calibri" style:font-size-asian="10pt" fo:font-size="12pt"/>
    </style:style>
    <style:style style:name="T13" style:family="text">
      <style:text-properties style:font-name-asian="Noto Sans CJK SC Regular" style:font-name-complex="FreeSans"/>
    </style:style>
    <style:style style:name="T14" style:family="text">
      <style:text-properties style:font-name="Liberation Sans" fo:font-size="10pt" style:font-name-asian="Noto Sans CJK SC Regular" style:font-name-complex="FreeSans"/>
    </style:style>
    <style:style style:name="T15" style:family="text">
      <style:text-properties fo:font-size="12pt" style:font-size-asian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style:font-size-asian="10pt" style:font-size-complex="10pt" fo:color="#000000" style:letter-kerning="true" fo:country="none" style:country-asian="none" style:font-name-asian="Calibri"/>
    </style:style>
    <style:style style:name="T18" style:family="text">
      <style:text-properties fo:font-size="10pt" fo:color="#000000" style:letter-kerning="true" fo:country="none" style:country-asian="none" style:font-name-asian="Calibri" style:font-size-asian="12pt"/>
    </style:style>
    <style:style style:name="T19" style:family="text">
      <style:text-properties style:font-name="Liberation Sans" style:font-name-asian="Noto Sans CJK SC Regular" style:font-name-complex="FreeSans"/>
    </style:style>
    <style:style style:name="T20" style:family="text">
      <style:text-properties style:font-name-complex="FreeSans" fo:color="#000000" fo:font-size="10pt" style:letter-kerning="true" fo:country="none" style:country-asian="none" style:font-name-asian="Calibri" style:font-size-asian="12pt"/>
    </style:style>
    <style:style style:name="T21" style:family="text">
      <style:text-properties fo:color="#000000" fo:font-size="10pt" fo:font-weight="normal" style:letter-kerning="true" fo:country="none" style:country-asian="none" style:font-size-asian="12pt" style:font-weight-asian="normal" style:font-weight-complex="normal"/>
    </style:style>
    <style:style style:name="T22" style:family="text">
      <style:text-properties fo:color="#000000" fo:font-size="10pt" fo:font-weight="normal" style:letter-kerning="true" fo:country="none" style:country-asian="none" style:font-size-asian="10pt" style:font-size-complex="10pt" style:font-weight-asian="normal" style:font-weight-complex="normal"/>
    </style:style>
    <style:style style:name="T23" style:family="text">
      <style:text-properties fo:color="#000000" fo:font-size="10pt" fo:font-weight="normal" style:letter-kerning="true" fo:country="none" style:country-asian="none" style:font-weight-asian="normal" style:font-weight-complex="normal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Test Cases and scenarios for CraftsVilla Application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S:no</text:p>
          </table:table-cell>
          <table:table-cell table:style-name="ce3" office:value-type="string" calcext:value-type="string">
            <text:p>Module name</text:p>
          </table:table-cell>
          <table:table-cell table:style-name="ce3" office:value-type="string" calcext:value-type="string">
            <text:p>Scenarios</text:p>
          </table:table-cell>
          <table:table-cell table:style-name="ce3" office:value-type="string" calcext:value-type="string">
            <text:p>Testcases</text:p>
          </table:table-cell>
          <table:table-cell table:style-name="ce3" office:value-type="string" calcext:value-type="string">
            <text:p>Expected results</text:p>
          </table:table-cell>
          <table:table-cell table:style-name="ce41" office:value-type="string" calcext:value-type="string">
            <text:p>Actual Result</text:p>
          </table:table-cell>
          <table:table-cell table:style-name="ce2" table:number-columns-repeated="1018"/>
        </table:table-row>
        <table:table-row table:style-name="ro1">
          <table:table-cell table:style-name="ce4" table:number-columns-repeated="5"/>
          <table:table-cell table:style-name="ce2"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Wishlist </text:p>
          </table:table-cell>
          <table:table-cell table:style-name="ce4" office:value-type="string" calcext:value-type="string">
            <text:p>1.Verify whether <text:span text:style-name="T5">Wishlist</text:span><text:span text:style-name="T6"> icon</text:span><text:span text:style-name="T7"> </text:span>displays all the required options.</text:p>
          </table:table-cell>
          <table:table-cell table:style-name="ce4" office:value-type="string" calcext:value-type="string">
            <text:p>1.Open browser and Enter the URL(<text:a xlink:href="http://www.craftsvilla.com/" xlink:type="simple">www.craftsvilla.com</text:a>)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Mention how Wishlist looks like &amp; where its present</text:p>
          </table:table-cell>
          <table:table-cell table:style-name="ce4" office:value-type="string" calcext:value-type="string">
            <text:p>2.click on wishlist link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8"/>
          <table:table-cell table:style-name="ce4" office:value-type="string" calcext:value-type="string">
            <text:p>3.Enter valid username and password.</text:p>
          </table:table-cell>
          <table:table-cell table:style-name="ce17"/>
          <table:table-cell table:style-name="ce2" table:number-columns-repeated="1019"/>
        </table:table-row>
        <table:table-row table:style-name="ro3">
          <table:table-cell table:style-name="ce4" table:number-columns-repeated="2"/>
          <table:table-cell table:style-name="ce8"/>
          <table:table-cell table:style-name="ce8" office:value-type="string" calcext:value-type="string">
            <text:p>4.click on Login button.</text:p>
          </table:table-cell>
          <table:table-cell table:style-name="ce29" office:value-type="string" calcext:value-type="string">
            <text:p>Wishlist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8" table:number-columns-repeated="2"/>
          <table:table-cell table:style-name="ce17" office:value-type="string" calcext:value-type="string">
            <text:p>1.’My Account’ text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8" table:number-columns-repeated="2"/>
          <table:table-cell table:style-name="ce17" office:value-type="string" calcext:value-type="string">
            <text:p>2.’My order’ link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/>
          <table:table-cell table:style-name="ce30" office:value-type="string" calcext:value-type="string">
            <text:p>3.’Address Book’ link.</text:p>
          </table:table-cell>
          <table:table-cell table:style-name="ce2" table:number-columns-repeated="1019"/>
        </table:table-row>
        <table:table-row table:style-name="ro4">
          <table:table-cell table:style-name="ce4" table:number-columns-repeated="3"/>
          <table:table-cell table:style-name="ce8"/>
          <table:table-cell table:style-name="ce17" office:value-type="string" calcext:value-type="string">
            <text:p>4.<text:span text:style-name="T3"> </text:span><text:span text:style-name="T10">'Bank Details' Link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5.’<text:span text:style-name="T9">Wishlist' Link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6.At bottom<text:span text:style-name="T9"> 'SETTINGS' text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7.<text:span text:style-name="T9">'Account Settings' Link</text:span></text:p>
          </table:table-cell>
          <table:table-cell table:style-name="ce2" table:number-columns-repeated="1019"/>
        </table:table-row>
        <table:table-row table:style-name="ro1" table:number-rows-repeated="2">
          <table:table-cell table:style-name="ce4" table:number-columns-repeated="5"/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2.click on wishlist icon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While providing any random keyword as email it should give error message</text:p>
          </table:table-cell>
          <table:table-cell table:style-name="ce8" office:value-type="string" calcext:value-type="string">
            <text:p>3.Enter invalid username and invalid password.</text:p>
          </table:table-cell>
          <table:table-cell table:style-name="ce4"/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4.click on Login button.</text:p>
          </table:table-cell>
          <table:table-cell table:style-name="ce4" office:value-type="string" calcext:value-type="string">
            <text:p>Error message should be displayed.</text:p>
          </table:table-cell>
          <table:table-cell table:style-name="ce2" table:number-columns-repeated="1019"/>
        </table:table-row>
        <table:table-row table:style-name="ro1" table:number-rows-repeated="3">
          <table:table-cell table:style-name="ce4" table:number-columns-repeated="5"/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Duplicate test case</text:p>
          </table:table-cell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5">
          <table:table-cell table:style-name="ce4" table:number-columns-repeated="3"/>
          <table:table-cell table:style-name="ce26" office:value-type="string" calcext:value-type="string">
            <text:p><text:span text:style-name="T14">2.click on wishlist icon.</text:span></text:p>
            <text:p/>
          </table:table-cell>
          <table:table-cell table:style-name="ce31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While providing any random keyword as email it should give error message</text:p>
          </table:table-cell>
          <table:table-cell table:style-name="ce8" office:value-type="string" calcext:value-type="string">
            <text:p>3.Enter invalid username and valid password.</text:p>
          </table:table-cell>
          <table:table-cell table:style-name="ce4"/>
          <table:table-cell table:style-name="ce2" table:number-columns-repeated="1019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ce8" office:value-type="string" calcext:value-type="string">
            <text:p>4.click on Login button.</text:p>
          </table:table-cell>
          <table:table-cell table:style-name="ce8" office:value-type="string" calcext:value-type="string">
            <text:p>Error mess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8" table:number-columns-repeated="2"/>
          <table:table-cell table:style-name="ce4"/>
          <table:table-cell table:style-name="ce2" table:number-columns-repeated="1019"/>
        </table:table-row>
        <table:table-row table:style-name="ro1" table:number-rows-repeated="4">
          <table:table-cell table:style-name="ce4" table:number-columns-repeated="2"/>
          <table:table-cell table:style-name="ce19" table:number-columns-repeated="2"/>
          <table:table-cell table:style-name="ce4"/>
          <table:table-cell table:style-name="ce2" table:number-columns-repeated="1019"/>
        </table:table-row>
        <table:table-row table:style-name="ro1">
          <table:table-cell table:style-name="ce4"/>
          <table:table-cell table:style-name="ce9" office:value-type="string" calcext:value-type="string">
            <text:p/>
          </table:table-cell>
          <table:table-cell table:style-name="ce19"/>
          <table:table-cell table:style-name="ce27"/>
          <table:table-cell table:style-name="ce4"/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20" office:value-type="string" calcext:value-type="string">
            <text:p>2.<text:span text:style-name="T8"> Verify whether 'Bank Details' Link displays all the required options.</text:span></text:p>
          </table:table-cell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9"/>
          <table:table-cell table:style-name="ce8" office:value-type="string" calcext:value-type="string">
            <text:p>2.click on wishlist icon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3.Enter valid username and valid password.</text:p>
          </table:table-cell>
          <table:table-cell table:style-name="ce17"/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his step does not navigate to Wishlist page</text:p>
          </table:table-cell>
          <table:table-cell table:style-name="ce4" office:value-type="string" calcext:value-type="string">
            <text:p>4.click on Login button.</text:p>
          </table:table-cell>
          <table:table-cell table:style-name="ce17" office:value-type="string" calcext:value-type="string">
            <text:p>Wishlist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5.click on Bank details link.</text:p>
          </table:table-cell>
          <table:table-cell table:style-name="ce32" office:value-type="string" calcext:value-type="string">
            <text:p>Bank details page with following options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1.'Add New Bank Details' page with options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1.1'Bank Account Holder' text field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1.2 'Bank Account Number' text field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1.3 Re-Enter Account Number' text field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1.4 IFS Code' text field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22" office:value-type="string" calcext:value-type="string">
            <text:p><text:span text:style-name="T11"> 1.5 </text:span><text:span text:style-name="T2">'SAVE' button 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5"/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3.Verify whether <text:span text:style-name="T9">'Wishlist' Link displays all the required options.</text:span></text:p>
          </table:table-cell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2.click on wishlist icon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3.Enter valid username and valid password.</text:p>
          </table:table-cell>
          <table:table-cell table:style-name="ce17"/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4.click on Login button.</text:p>
          </table:table-cell>
          <table:table-cell table:style-name="ce17" office:value-type="string" calcext:value-type="string">
            <text:p>wishlist <text:s/>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5.click on Wishlist link.</text:p>
          </table:table-cell>
          <table:table-cell table:style-name="ce32" office:value-type="string" calcext:value-type="string">
            <text:p>Following option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4" office:value-type="string" calcext:value-type="string">
            <text:p>1.’Public’radio butto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2.'Private' radio button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3" office:value-type="string" calcext:value-type="string">
            <text:p>3.'Back' link 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9"/>
          <table:table-cell table:style-name="ce4" table:number-columns-repeated="3"/>
          <table:table-cell table:style-name="ce2" table:number-columns-repeated="1019"/>
        </table:table-row>
        <table:table-row table:style-name="ro1">
          <table:table-cell table:style-name="ce4" table:number-columns-repeated="5"/>
          <table:table-cell table:style-name="ce2" table:number-columns-repeated="1019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4.<text:span text:style-name="T3"> </text:span><text:span text:style-name="T10">'Account Settings' Link displays all the required options.</text:span></text:p>
          </table:table-cell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2.click on wishlist icon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3.Enter valid username and valid password.</text:p>
          </table:table-cell>
          <table:table-cell table:style-name="ce17"/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4.click on Login button.</text:p>
          </table:table-cell>
          <table:table-cell table:style-name="ce35" office:value-type="string" calcext:value-type="string">
            <text:p>wishlist <text:s/>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5.click on Accounts settings link.</text:p>
          </table:table-cell>
          <table:table-cell table:style-name="ce36" office:value-type="string" calcext:value-type="string">
            <text:p>Accounts settings page with Following option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7" office:value-type="string" calcext:value-type="string">
            <text:p><text:span text:style-name="T1">1.First Name’ text field.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7" office:value-type="string" calcext:value-type="string">
            <text:p><text:span text:style-name="T1">2. Last Name' text field 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7" office:value-type="string" calcext:value-type="string">
            <text:p><text:span text:style-name="T1">3.'Date of Birth' text field </text:span></text:p>
          </table:table-cell>
          <table:table-cell table:style-name="ce2" table:number-columns-repeated="1019"/>
        </table:table-row>
        <table:table-row table:style-name="ro4">
          <table:table-cell table:style-name="ce4" table:number-columns-repeated="4"/>
          <table:table-cell table:style-name="ce38" office:value-type="string" calcext:value-type="string">
            <text:p><text:span text:style-name="T11">4.</text:span><text:span text:style-name="T12"> </text:span><text:span text:style-name="T4">'Male' radio button 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9" office:value-type="string" calcext:value-type="string">
            <text:p>5.Female' radio button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9" office:value-type="string" calcext:value-type="string">
            <text:p>6. 'SAVE' button 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39"/>
          <table:table-cell table:style-name="ce2" table:number-columns-repeated="1019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5.Verify contact information text</text:p>
          </table:table-cell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2.click on wishlist icon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8" office:value-type="string" calcext:value-type="string">
            <text:p>3.Enter valid username and valid password.</text:p>
          </table:table-cell>
          <table:table-cell table:style-name="ce17"/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4.click on Login button.</text:p>
          </table:table-cell>
          <table:table-cell table:style-name="ce4" office:value-type="string" calcext:value-type="string">
            <text:p>Wishlist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5.click on Address Book link.</text:p>
          </table:table-cell>
          <table:table-cell table:style-name="ce4" office:value-type="string" calcext:value-type="string">
            <text:p>Address book page should be displayed with the following options.</text:p>
          </table:table-cell>
          <table:table-cell table:style-name="ce2" table:number-columns-repeated="1019"/>
        </table:table-row>
        <table:table-row table:style-name="ro4">
          <table:table-cell table:style-name="ce4" table:number-columns-repeated="4"/>
          <table:table-cell table:style-name="ce4" office:value-type="string" calcext:value-type="string">
            <text:p>1. <text:span text:style-name="T3"> </text:span><text:span text:style-name="T4">'First Name' text field 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2. <text:span text:style-name="T2">'Last name' text field </text:span>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3. <text:span text:style-name="T2">'Company' text field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4. <text:span text:style-name="T2">'Mobile Number' text field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5. <text:span text:style-name="T2">'Fax' text field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6.Verify<text:span text:style-name="T2"> 'Address' text’,and check all the fields are mandatory</text:span></text:p>
          </table:table-cell>
          <table:table-cell table:style-name="ce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4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8" office:value-type="string" calcext:value-type="string">
            <text:p>2.click on wishlist icon.</text:p>
          </table:table-cell>
          <table:table-cell table:style-name="ce4" office:value-type="string" calcext:value-type="string">
            <text:p>wishlist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8" office:value-type="string" calcext:value-type="string">
            <text:p>3.Enter valid username and valid password.</text:p>
          </table:table-cell>
          <table:table-cell table:style-name="ce17"/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4.click on Login button.</text:p>
          </table:table-cell>
          <table:table-cell table:style-name="ce4" office:value-type="string" calcext:value-type="string">
            <text:p>Wishlist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5.click on Address Book link.</text:p>
          </table:table-cell>
          <table:table-cell table:style-name="ce4" office:value-type="string" calcext:value-type="string">
            <text:p>Address book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6. click on Add new Address link</text:p>
          </table:table-cell>
          <table:table-cell table:style-name="ce2" office:value-type="string" calcext:value-type="string">
            <text:p>Add new Address page should be displayed with the following options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1.<text:span text:style-name="T2">'Street Address' text field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5" office:value-type="string" calcext:value-type="string">
            <text:p>2.<text:span text:style-name="T3"> </text:span><text:span text:style-name="T4">'City' text field</text:span></text:p>
          </table:table-cell>
          <table:table-cell table:style-name="ce2" table:number-columns-repeated="1019"/>
        </table:table-row>
        <table:table-row table:style-name="ro4">
          <table:table-cell table:style-name="ce2"/>
          <table:table-cell table:style-name="ce10"/>
          <table:table-cell table:style-name="ce2"/>
          <table:table-cell table:style-name="ce28"/>
          <table:table-cell table:style-name="ce5" office:value-type="string" calcext:value-type="string">
            <text:p>3. <text:span text:style-name="T3"> </text:span><text:span text:style-name="T4">'Please select region,state or province' dropdown  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/>
          <table:table-cell table:style-name="ce5" office:value-type="string" calcext:value-type="string">
            <text:p>4. <text:span text:style-name="T2">'Country' dropdown 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8"/>
          <table:table-cell table:style-name="ce5" office:value-type="string" calcext:value-type="string">
            <text:p>5.<text:span text:style-name="T3"> </text:span><text:span text:style-name="T4">'Zip/Postal Code' dropdown </text:span></text:p>
          </table:table-cell>
          <table:table-cell table:style-name="ce2" table:number-columns-repeated="1019"/>
        </table:table-row>
        <table:table-row table:style-name="ro1" table:number-rows-repeated="3">
          <table:table-cell table:style-name="ce2" table:number-columns-repeated="4"/>
          <table:table-cell table:style-name="ce5"/>
          <table:table-cell table:style-name="ce2" table:number-columns-repeated="1019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ntact Us</text:span></text:p>
          </table:table-cell>
          <table:table-cell table:style-name="ce2" office:value-type="string" calcext:value-type="string">
            <text:p>1.Verify that contact us icon contains all the required options.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contact us icon.</text:p>
          </table:table-cell>
          <table:table-cell table:style-name="ce2" office:value-type="string" calcext:value-type="string">
            <text:p>contact us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/>
          <table:table-cell table:style-name="ce2" office:value-type="string" calcext:value-type="string">
            <text:p>1.<text:span text:style-name="T2">'Order Related Query' text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2.<text:span text:style-name="T2">FAQs' Text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3.<text:span text:style-name="T2">'Issue not yet resolved?' Text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4.<text:span text:style-name="T2">'More' button </text:span></text:p>
          </table:table-cell>
          <table:table-cell table:style-name="ce2" table:number-columns-repeated="1019"/>
        </table:table-row>
        <table:table-row table:style-name="ro1" table:number-rows-repeated="5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1" office:value-type="string" calcext:value-type="string">
            <text:p><text:span text:style-name="T11">2.Verify whether ‘Order Tracking’ link, when you click on this it should display.</text:span>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contact us icon.</text:p>
          </table:table-cell>
          <table:table-cell table:style-name="ce2" office:value-type="string" calcext:value-type="string">
            <text:p>contact us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3.click on ‘order tracking’ link.</text:p>
          </table:table-cell>
          <table:table-cell table:style-name="ce2" office:value-type="string" calcext:value-type="string">
            <text:p>order tracking page should be displayed with following options.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1. <text:span text:style-name="T3">‘</text:span><text:span text:style-name="T4">Where is my order?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2. <text:span text:style-name="T3">‘</text:span><text:span text:style-name="T4">Some shipments in my order have still not been delivered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3. <text:span text:style-name="T3">‘</text:span><text:span text:style-name="T4">Can I receive my order faster? ‘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4. <text:span text:style-name="T3">‘</text:span><text:span text:style-name="T4">Can you deliver my order at a specific time and date?’ link</text:span></text:p>
          </table:table-cell>
          <table:table-cell table:style-name="ce2" table:number-columns-repeated="1019"/>
        </table:table-row>
        <table:table-row table:style-name="ro1" table:number-rows-repeated="4">
          <table:table-cell table:style-name="ce2" table:number-columns-repeated="1024"/>
        </table:table-row>
        <table:table-row table:style-name="ro4">
          <table:table-cell table:style-name="ce2" table:number-columns-repeated="2"/>
          <table:table-cell table:style-name="ce22" office:value-type="string" calcext:value-type="string">
            <text:p><text:span text:style-name="T11">3.Verify whether </text:span><text:span text:style-name="T12">’</text:span><text:span text:style-name="T4">Returns/Refunds’ link, when you click on this it should display</text:span>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contact us icon.</text:p>
          </table:table-cell>
          <table:table-cell table:style-name="ce2" office:value-type="string" calcext:value-type="string">
            <text:p>contact us page should be displayed with following options.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3.click on <text:span text:style-name="T15">‘</text:span><text:span text:style-name="T2">Returns/Refunds’ l</text:span>ink.</text:p>
          </table:table-cell>
          <table:table-cell table:style-name="ce2" office:value-type="string" calcext:value-type="string">
            <text:p><text:span text:style-name="T2">Returns/Refunds</text:span>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1. <text:span text:style-name="T2">I want to return an item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2. <text:span text:style-name="T3">‘</text:span><text:span text:style-name="T4">I am unable to create a return request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8"/>
          <table:table-cell table:style-name="ce2" office:value-type="string" calcext:value-type="string">
            <text:p>3. <text:span text:style-name="T3">‘</text:span><text:span text:style-name="T4">When will my return item be picked up?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8"/>
          <table:table-cell table:style-name="ce2" office:value-type="string" calcext:value-type="string">
            <text:p>4.<text:span text:style-name="T3">‘</text:span><text:span text:style-name="T4">It's been more than 4 days and my return item is still not picked up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5. <text:span text:style-name="T3">‘</text:span><text:span text:style-name="T4">I self shipped my return item but haven't received my refund yet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6.<text:span text:style-name="T3">‘</text:span><text:span text:style-name="T4">My return was picked up but I haven't received my refund yet’ link </text:span></text:p>
          </table:table-cell>
          <table:table-cell table:style-name="ce2"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1019"/>
        </table:table-row>
        <table:table-row table:style-name="ro1">
          <table:table-cell table:style-name="ce5" table:number-columns-repeated="2"/>
          <table:table-cell table:style-name="ce2" office:value-type="string" calcext:value-type="string">
            <text:p>4.Verify <text:s/>‘Payment Related’ link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5" table:number-columns-repeated="3"/>
          <table:table-cell table:style-name="ce28" office:value-type="string" calcext:value-type="string">
            <text:p>2.click on contact us icon.</text:p>
          </table:table-cell>
          <table:table-cell table:style-name="ce2" office:value-type="string" calcext:value-type="string">
            <text:p>contact us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5" table:number-columns-repeated="3"/>
          <table:table-cell table:style-name="ce2" office:value-type="string" calcext:value-type="string">
            <text:p>3.click on <text:span text:style-name="T16">‘Payment Related</text:span><text:span text:style-name="T17">’</text:span><text:span text:style-name="T18"> l</text:span>ink.</text:p>
          </table:table-cell>
          <table:table-cell table:style-name="ce2" office:value-type="string" calcext:value-type="string">
            <text:p>Payment Related page should be displayed with following options.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1. <text:span text:style-name="T3">‘</text:span><text:span text:style-name="T4">My order failed at payment but amount got debited’ link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2. <text:span text:style-name="T3">‘</text:span><text:span text:style-name="T4">My payment was debited multiple times’ link,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3. <text:span text:style-name="T3">‘</text:span><text:span text:style-name="T4">I am not able to place an order’ link</text:span></text:p>
          </table:table-cell>
          <table:table-cell table:style-name="ce2" table:number-columns-repeated="1019"/>
        </table:table-row>
        <table:table-row table:style-name="ro1" table:number-rows-repeated="2">
          <table:table-cell table:style-name="ce5" table:number-columns-repeated="5"/>
          <table:table-cell table:style-name="ce2" table:number-columns-repeated="101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5.Verify FAQ’s text 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5" table:number-columns-repeated="3"/>
          <table:table-cell table:style-name="ce28" office:value-type="string" calcext:value-type="string">
            <text:p>2.click on contact us icon.</text:p>
          </table:table-cell>
          <table:table-cell table:style-name="ce2" office:value-type="string" calcext:value-type="string">
            <text:p>contact us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5" table:number-columns-repeated="3"/>
          <table:table-cell table:style-name="ce2" office:value-type="string" calcext:value-type="string">
            <text:p>3.click on <text:span text:style-name="T16">‘FAQ’s</text:span><text:span text:style-name="T17">’</text:span><text:span text:style-name="T18"> link</text:span></text:p>
          </table:table-cell>
          <table:table-cell table:style-name="ce2" office:value-type="string" calcext:value-type="string">
            <text:p>FAQ’s page should be displayed with following options.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1. <text:span text:style-name="T3">‘</text:span><text:span text:style-name="T4">What is the status of my order?’ link,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2. <text:span text:style-name="T3">‘</text:span><text:span text:style-name="T4">By When my order will be delivered?’ link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3. <text:span text:style-name="T3">‘</text:span><text:span text:style-name="T4">Can I cancel my order?’ link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4. <text:span text:style-name="T3">‘</text:span><text:span text:style-name="T4">I am not happy with the product quality. What should I do?’ link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5. <text:span text:style-name="T3">‘</text:span><text:span text:style-name="T4">Will Craftsvilla pick up the item I want to return/replace?’ link</text:span></text:p>
          </table:table-cell>
          <table:table-cell table:style-name="ce2" table:number-columns-repeated="1019"/>
        </table:table-row>
        <table:table-row table:style-name="ro4">
          <table:table-cell table:style-name="ce5" table:number-columns-repeated="4"/>
          <table:table-cell table:style-name="ce5" office:value-type="string" calcext:value-type="string">
            <text:p>6.<text:span text:style-name="T3">‘</text:span><text:span text:style-name="T4">I have raised return request but my order has not been picked up. What should I do?’ link</text:span></text:p>
          </table:table-cell>
          <table:table-cell table:style-name="ce2" table:number-columns-repeated="1019"/>
        </table:table-row>
        <table:table-row table:style-name="ro1">
          <table:table-cell table:style-name="ce5" table:number-columns-repeated="5"/>
          <table:table-cell table:style-name="ce2"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2">App Download</text:span></text:p>
          </table:table-cell>
          <table:table-cell table:style-name="ce23" office:value-type="string" calcext:value-type="string">
            <text:p><text:span text:style-name="T2">1.User </text:span>Should be able to download the app from GOOGLE PLAY store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4"/>
          <table:table-cell table:style-name="ce28" office:value-type="string" calcext:value-type="string">
            <text:p>2.click on ‘App download’ icon</text:p>
          </table:table-cell>
          <table:table-cell table:style-name="ce2" office:value-type="string" calcext:value-type="string">
            <text:p>App download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4"/>
          <table:table-cell table:style-name="ce2"/>
          <table:table-cell table:style-name="ce2" office:value-type="string" calcext:value-type="string">
            <text:p>User should be able to download the app from google play store.</text:p>
          </table:table-cell>
          <table:table-cell table:style-name="ce2" table:number-columns-repeated="1019"/>
        </table:table-row>
        <table:table-row table:style-name="ro1" table:number-rows-repeated="5">
          <table:table-cell table:style-name="ce2" table:number-columns-repeated="2"/>
          <table:table-cell table:style-name="ce24"/>
          <table:table-cell table:style-name="ce2" table:number-columns-repeated="1021"/>
        </table:table-row>
        <table:table-row table:style-name="ro1">
          <table:table-cell table:style-name="ce2" table:number-columns-repeated="2"/>
          <table:table-cell table:style-name="ce23" office:value-type="string" calcext:value-type="string">
            <text:p>2.User should be able to download the app from App Store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4"/>
          <table:table-cell table:style-name="ce28" office:value-type="string" calcext:value-type="string">
            <text:p>2.click on ‘App download’ icon</text:p>
          </table:table-cell>
          <table:table-cell table:style-name="ce2" office:value-type="string" calcext:value-type="string">
            <text:p>App download page should be displayed with following options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4"/>
          <table:table-cell table:style-name="ce2"/>
          <table:table-cell table:style-name="ce2" office:value-type="string" calcext:value-type="string">
            <text:p>User should be able to download the app from App store.</text:p>
          </table:table-cell>
          <table:table-cell table:style-name="ce5"/>
          <table:table-cell table:style-name="ce2" table:number-columns-repeated="1018"/>
        </table:table-row>
        <table:table-row table:style-name="ro1" table:number-rows-repeated="4">
          <table:table-cell table:style-name="ce2" table:number-columns-repeated="2"/>
          <table:table-cell table:style-name="ce24"/>
          <table:table-cell table:style-name="ce2" table:number-columns-repeated="2"/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3" office:value-type="string" calcext:value-type="string">
            <text:p>3.Should be able to Scan QR code to download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4"/>
          <table:table-cell table:style-name="ce28" office:value-type="string" calcext:value-type="string">
            <text:p>2.click on ‘App download’ icon.</text:p>
          </table:table-cell>
          <table:table-cell table:style-name="ce2" office:value-type="string" calcext:value-type="string">
            <text:p>App download page should be displayed with following options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4"/>
          <table:table-cell table:style-name="ce2" office:value-type="string" calcext:value-type="string">
            <text:p>3. Scan the code.</text:p>
          </table:table-cell>
          <table:table-cell table:style-name="ce2" office:value-type="string" calcext:value-type="string">
            <text:p>User should scan the code to download the app.</text:p>
          </table:table-cell>
          <table:table-cell table:style-name="ce5"/>
          <table:table-cell table:style-name="ce2" table:number-columns-repeated="1018"/>
        </table:table-row>
        <table:table-row table:style-name="ro1" table:number-rows-repeated="5">
          <table:table-cell table:style-name="ce2" table:number-columns-repeated="2"/>
          <table:table-cell table:style-name="ce24"/>
          <table:table-cell table:style-name="ce2" table:number-columns-repeated="2"/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3" office:value-type="string" calcext:value-type="string">
            <text:p>4.Should be able to get a link on mobile by entering valid mobile number and by clicking on ‘Get Link’ button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<text:span text:style-name="T19">2.click on ‘App download’ </text:span><text:span text:style-name="T20">icon.</text:span></text:p>
          </table:table-cell>
          <table:table-cell table:style-name="ce2" office:value-type="string" calcext:value-type="string">
            <text:p>App download page should be displayed with following options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3.Enter mobile number and click on ‘Get Link’.</text:p>
          </table:table-cell>
          <table:table-cell table:style-name="ce2" office:value-type="string" calcext:value-type="string">
            <text:p>User should scan the code to download the app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5"/>
          <table:table-cell table:style-name="ce5"/>
          <table:table-cell table:style-name="ce2"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3">‘</text:span><text:span text:style-name="T4">Style Trends’ </text:span></text:p>
          </table:table-cell>
          <table:table-cell table:style-name="ce2" office:value-type="string" calcext:value-type="string">
            <text:p>1.Style Trends icon should display the required options to open app in respective sites.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‘Style Trends’ icon.</text:p>
          </table:table-cell>
          <table:table-cell table:style-name="ce2" office:value-type="string" calcext:value-type="string">
            <text:p>Style trends page should be displayed with  <text:span text:style-name="T2">Facebook, Twitter, Google+ icons icons</text:span></text:p>
          </table:table-cell>
          <table:table-cell table:style-name="ce5"/>
          <table:table-cell table:style-name="ce2" table:number-columns-repeated="1018"/>
        </table:table-row>
        <table:table-row table:style-name="ro1" table:number-rows-repeated="5">
          <table:table-cell table:style-name="ce2" table:number-columns-repeated="5"/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2.Style Trends icon should display the required options.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5"/>
          <table:table-cell table:style-name="ce2" table:number-columns-repeated="1018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‘Style Trends’ icon.</text:p>
          </table:table-cell>
          <table:table-cell table:style-name="ce2" office:value-type="string" calcext:value-type="string">
            <text:p>Style trends page should be displayed with  <text:span text:style-name="T2">following options.</text:span></text:p>
          </table:table-cell>
          <table:table-cell table:style-name="ce5"/>
          <table:table-cell table:style-name="ce2" table:number-columns-repeated="1018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1. <text:span text:style-name="T3">‘</text:span><text:span text:style-name="T4">FASHION’ link s</text:span></text:p>
          </table:table-cell>
          <table:table-cell table:style-name="ce5"/>
          <table:table-cell table:style-name="ce2" table:number-columns-repeated="1018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2. <text:span text:style-name="T3">‘</text:span><text:span text:style-name="T4">BEAUTY’ link 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3. <text:span text:style-name="T3">‘</text:span><text:span text:style-name="T4">FOOD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4. <text:span text:style-name="T3">‘</text:span><text:span text:style-name="T4">HOME &amp; LIVING’ link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5. <text:span text:style-name="T3">‘</text:span><text:span text:style-name="T4">CELEBRITIES’ link 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6. <text:span text:style-name="T3">‘</text:span><text:span text:style-name="T4">ARTS &amp; CRAFTS’ link 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7. <text:span text:style-name="T3"> ‘</text:span><text:span text:style-name="T4">CRAFTSVILLA’ link </text:span>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8. <text:span text:style-name="T3">‘</text:span><text:span text:style-name="T4">SEARCH’ text field </text:span></text:p>
          </table:table-cell>
          <table:table-cell table:style-name="ce2" table:number-columns-repeated="1019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3.Search text field should accept upto 50 characters.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‘Style Trends’ icon.</text:p>
          </table:table-cell>
          <table:table-cell table:style-name="ce2" office:value-type="string" calcext:value-type="string">
            <text:p>Style trends page should be displayed with  <text:span text:style-name="T2">following options.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3. Click on search text field and enter 50 alphabets.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. Enter 50 numbers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5" office:value-type="string" calcext:value-type="string">
            <text:p>Test repeatation</text:p>
          </table:table-cell>
          <table:table-cell table:style-name="ce2" office:value-type="string" calcext:value-type="string">
            <text:p>5. Enter 49 <text:s/>characters.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6. Enter 2 alphanumeric characters.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7.Enter only <text:s/>alphabets.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5" office:value-type="string" calcext:value-type="string">
            <text:p>Test repeatation</text:p>
          </table:table-cell>
          <table:table-cell table:style-name="ce2" office:value-type="string" calcext:value-type="string">
            <text:p>8. Enter 51 characters.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9.Enter 1 character.</text:p>
          </table:table-cell>
          <table:table-cell table:style-name="ce2" office:value-type="string" calcext:value-type="string">
            <text:p>It should be accepted.</text:p>
          </table:table-cell>
          <table:table-cell table:style-name="ce2" table:number-columns-repeated="1019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>
            <text:p>FOOD</text:p>
          </table:table-cell>
          <table:table-cell table:style-name="ce2" office:value-type="string" calcext:value-type="string">
            <text:p>1.Verify that food module contains required options.</text:p>
          </table:table-cell>
          <table:table-cell table:style-name="ce28" office:value-type="string" calcext:value-type="string">
            <text:p><text:span text:style-name="T13">1.Open browser and Enter the URL(</text:span><text:span text:style-name="T13"><text:a xlink:href="http://www.craftsvilla.com/" xlink:type="simple">www.craftsvilla.com</text:a></text:span><text:span text:style-name="T13">)</text:span></text:p>
          </table:table-cell>
          <table:table-cell table:style-name="ce2" office:value-type="string" calcext:value-type="string">
            <text:p>crafts villa login page should be displayed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8" office:value-type="string" calcext:value-type="string">
            <text:p>2.click on ‘Style Trends’ icon.</text:p>
          </table:table-cell>
          <table:table-cell table:style-name="ce2" office:value-type="string" calcext:value-type="string">
            <text:p>Style trends page should be displayed with  <text:span text:style-name="T2">following options.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3. Click on Food link.</text:p>
          </table:table-cell>
          <table:table-cell table:style-name="ce2" office:value-type="string" calcext:value-type="string">
            <text:p>Food page should be displayed with following options.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1. <text:span text:style-name="T21">Only COD products' checkbox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2. <text:span text:style-name="T21">'Sort By:Popular' link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3. <text:span text:style-name="T22"> </text:span><text:span text:style-name="T23">'Price:Low to High' link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4. <text:span text:style-name="T21">'Price:High to Low' link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5. <text:span text:style-name="T21">'Discount' link 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6.<text:span text:style-name="T21">Show' Zoom in &amp; Zoom out option</text:span>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40" office:value-type="string" calcext:value-type="string">
            <text:p>7. At the bottom of the page '1','2','3','4','5' buttons should be present with 'Next' link</text:p>
          </table:table-cell>
          <table:table-cell table:style-name="ce2" table:number-columns-repeated="1019"/>
        </table:table-row>
        <table:table-row table:style-name="ro1" table:number-rows-repeated="2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6"/>
          <table:table-cell table:style-name="ce6" table:number-columns-repeated="5"/>
          <table:table-cell table:number-columns-repeated="1013"/>
        </table:table-row>
        <table:table-row table:style-name="ro1" table:number-rows-repeated="15">
          <table:table-cell table:number-columns-repeated="5"/>
          <table:table-cell table:style-name="ce6" table:number-columns-repeated="6"/>
          <table:table-cell table:number-columns-repeated="1013"/>
        </table:table-row>
        <table:table-row table:style-name="ro1" table:number-rows-repeated="25">
          <table:table-cell table:style-name="ce6" table:number-columns-repeated="11"/>
          <table:table-cell table:number-columns-repeated="1013"/>
        </table:table-row>
        <table:table-row table:style-name="ro1" table:number-rows-repeated="8">
          <table:table-cell table:style-name="Default" table:number-columns-repeated="6"/>
          <table:table-cell table:style-name="ce6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09:50:17.62737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14:59.164120779</meta:creation-date>
    <meta:generator>LibreOffice/5.1.6.2$Linux_X86_64 LibreOffice_project/10m0$Build-2</meta:generator>
    <dc:date>2017-10-06T10:31:41.735019797</dc:date>
    <meta:editing-duration>PT3H24M24S</meta:editing-duration>
    <meta:editing-cycles>49</meta:editing-cycles>
    <meta:document-statistic meta:table-count="1" meta:cell-count="264" meta:object-count="0"/>
  </office:meta>
</office:document-meta>
</file>